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50D0000015FC6D4AF49.svm" manifest:media-type=""/>
  <manifest:file-entry manifest:full-path="Pictures/20000001000000A6000000E5826F540A.svm" manifest:media-type=""/>
  <manifest:file-entry manifest:full-path="Pictures/20000001000006200000015F3E848565.svm" manifest:media-type=""/>
  <manifest:file-entry manifest:full-path="Pictures/20000BC100004F1D00003B56AA7BE20D.wmf" manifest:media-type=""/>
  <manifest:file-entry manifest:full-path="Pictures/20000001000007540000015FD0DFB4F9.svm" manifest:media-type=""/>
  <manifest:file-entry manifest:full-path="Pictures/10000000000000200000002000309F1C.png" manifest:media-type="image/png"/>
  <manifest:file-entry manifest:full-path="Pictures/200000010000008C000000A14E2E7076.svm" manifest:media-type=""/>
  <manifest:file-entry manifest:full-path="Pictures/20000001000000B2000000A1E26EC0C6.svm" manifest:media-type=""/>
  <manifest:file-entry manifest:full-path="Pictures/20000BC100004F1D00003B56AD6904A0.wmf" manifest:media-type=""/>
  <manifest:file-entry manifest:full-path="Pictures/20000BC100004F1D00003B56145E8194.wmf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x = f(y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x=-f(y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x=c-f(y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4.401cm" svg:height="3.301cm" svg:x="8.438cm" svg:y="0.645cm">
          <draw:image xlink:href="Pictures/20000BC100004F1D00003B56AA7BE20D.wmf" xlink:type="simple" xlink:show="embed" xlink:actuate="onLoad">
            <text:p/>
          </draw:image>
        </draw:frame>
        <draw:frame draw:style-name="gr1" draw:text-style-name="P1" draw:layer="layout" svg:width="4.401cm" svg:height="3.301cm" svg:x="3.845cm" svg:y="0.645cm">
          <draw:image xlink:href="Pictures/20000BC100004F1D00003B56AD6904A0.wmf" xlink:type="simple" xlink:show="embed" xlink:actuate="onLoad">
            <text:p/>
          </draw:image>
        </draw:frame>
        <draw:frame draw:style-name="gr1" draw:text-style-name="P1" draw:layer="layout" svg:width="4.401cm" svg:height="3.301cm" svg:x="0.198cm" svg:y="0.645cm">
          <draw:image xlink:href="Pictures/20000BC100004F1D00003B56145E8194.wmf" xlink:type="simple" xlink:show="embed" xlink:actuate="onLoad">
            <text:p/>
          </draw:image>
        </draw:frame>
        <draw:frame draw:style-name="gr2" draw:text-style-name="P2" draw:layer="layout" svg:width="0.937cm" svg:height="0.911cm" svg:x="11.792cm" svg:y="3.602cm">
          <draw:text-box>
            <text:p text:style-name="P2">(ا)</text:p>
          </draw:text-box>
        </draw:frame>
        <draw:frame draw:style-name="gr2" draw:text-style-name="P2" draw:layer="layout" svg:width="1.2cm" svg:height="0.911cm" svg:x="5.934cm" svg:y="3.602cm">
          <draw:text-box>
            <text:p text:style-name="P2">(ب)</text:p>
          </draw:text-box>
        </draw:frame>
        <draw:frame draw:style-name="gr2" draw:text-style-name="P2" draw:layer="layout" svg:width="1.2cm" svg:height="0.911cm" svg:x="0.321cm" svg:y="3.602cm">
          <draw:text-box>
            <text:p text:style-name="P2">(پ)</text:p>
          </draw:text-box>
        </draw:frame>
        <draw:frame draw:style-name="gr3" draw:text-style-name="P1" draw:layer="layout" svg:width="0.212cm" svg:height="0.192cm" svg:x="11.852cm" svg:y="3.439cm">
          <draw:image xlink:href="Pictures/20000001000000B2000000A1E26EC0C6.svm" xlink:type="simple" xlink:show="embed" xlink:actuate="onLoad">
            <text:p/>
          </draw:image>
        </draw:frame>
        <draw:frame draw:style-name="gr4" draw:text-style-name="P1" draw:layer="layout" svg:width="0.198cm" svg:height="0.274cm" svg:x="8.903cm" svg:y="0.422cm">
          <draw:image xlink:href="Pictures/20000001000000A6000000E5826F540A.svm" xlink:type="simple" xlink:show="embed" xlink:actuate="onLoad">
            <text:p/>
          </draw:image>
        </draw:frame>
        <draw:frame draw:style-name="gr5" draw:text-style-name="P1" draw:layer="layout" svg:width="1.55cm" svg:height="0.42cm" svg:x="10.29cm" svg:y="0.415cm">
          <draw:image xlink:href="Pictures/200000010000050D0000015FC6D4AF49.svm" xlink:type="simple" xlink:show="embed" xlink:actuate="onLoad">
            <text:p/>
          </draw:image>
        </draw:frame>
        <draw:frame draw:style-name="gr6" draw:text-style-name="P1" draw:layer="layout" svg:width="1.88cm" svg:height="0.42cm" svg:x="4.852cm" svg:y="0.415cm">
          <draw:image xlink:href="Pictures/20000001000006200000015F3E848565.svm" xlink:type="simple" xlink:show="embed" xlink:actuate="onLoad">
            <text:p/>
          </draw:image>
        </draw:frame>
        <draw:frame draw:style-name="gr7" draw:text-style-name="P1" draw:layer="layout" svg:width="2.25cm" svg:height="0.42cm" svg:x="1.701cm" svg:y="0.415cm">
          <draw:image xlink:href="Pictures/20000001000007540000015FD0DFB4F9.svm" xlink:type="simple" xlink:show="embed" xlink:actuate="onLoad">
            <text:p/>
          </draw:image>
        </draw:frame>
        <draw:frame draw:style-name="gr8" draw:text-style-name="P1" draw:layer="layout" svg:width="0.167cm" svg:height="0.192cm" svg:x="3.508cm" svg:y="3.639cm">
          <draw:image xlink:href="Pictures/200000010000008C000000A14E2E707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11-01T15:39:39</meta:creation-date>
    <meta:editing-duration>PT8M59S</meta:editing-duration>
    <meta:editing-cycles>4</meta:editing-cycles>
    <meta:generator>LibreOffice/3.3$Linux LibreOffice_project/330m19$Build-401</meta:generator>
    <dc:title>kkkFigures</dc:title>
    <meta:initial-creator>kkk </meta:initial-creator>
    <dc:date>2014-11-01T15:48:37</dc:date>
    <dc:creator>kkk </dc:creator>
    <meta:document-statistic meta:object-count="12"/>
    <meta:template xlink:type="simple" xlink:actuate="onRequest" xlink:title="kkkFigures" xlink:href="../../../../../.libreoffice/3/user/template/kkkFigures.otg" meta:date="2014-11-01T15:39:38"/>
  </office:meta>
</office:document-meta>
</file>